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da85" officeooo:paragraph-rsid="0021da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20"/>Sou Engenheiro da Computação com Pós-Graduação em Desenvolvimento de Software com foco em DevOps. Atualmente, atuo na infraestrutura de TI da Câmara dos Deputados, prestando serviços exclusivos pela empresa Digisystem. Minha principal responsabilidade atual envolve trabalhar com Kubernetes (K8s), onde aplico meus conhecimentos em automação, orquestração e gerenciamento de ambientes cloud. </text:p>
      <text:p text:style-name="Standard"/>
      <text:p text:style-name="Standard">Além disso, possuo sólida experiência em linguagens de programação como C# , C++ <text:s/>e plataformas embarcadas (Arduino , Raspberry Pi , ESP32 ). Estou constantemente investindo em minha formação técnica, especialmente nas áreas de DevOps <text:s/>e Kubernetes , por meio de cursos realizados em plataformas renomadas como a Alura. </text:p>
      <text:p text:style-name="Standard"/>
      <text:p text:style-name="Standard">Nos últimos anos, tenho direcionado meu foco para Inteligência Artificial <text:s/>e Desenvolvimento Web , utilizando Python <text:s/>como minha principal linguagem. Tenho experiência prática com o micro-framework Flask , além de integrá-lo com ferramentas como Nginx <text:s/>e GitHub <text:s/>para criar soluções escaláveis e eficientes. Para aprimorar ainda mais minhas habilidades, participei de diversos cursos na Udemy e na Alura, abrangendo desde fundamentos até práticas avançadas. </text:p>
      <text:p text:style-name="Standard"/>
      <text:p text:style-name="Standard">Estou animado para contribuir com projetos desafiadores e inovadores, alinhando minha paixão por tecnologia com as necessidades da equipe e da organização. </text:p>
      <text:p text:style-name="Standard"/>
      <text:p text:style-name="Standard">1. Tell me about yourself. <text:s/></text:p>
      <text:p text:style-name="Standard"/>
      <text:p text:style-name="Standard">Pergunta: <text:s/>Fale sobre você. </text:p>
      <text:p text:style-name="Standard"/>
      <text:p text:style-name="Standard">Resposta: </text:p>
      <text:p text:style-name="Standard">"I am a Computer Engineer with a Postgraduate degree in Software Development, focusing on DevOps. Currently, I work at the Chamber of Deputies' IT infrastructure, providing services through Digisystem. My main responsibility is working with Kubernetes, where I apply my knowledge in automation and cloud environments. I also have experience with programming languages like C# and C++, and embedded platforms like Arduino and Raspberry Pi. Recently, I have been focusing on Artificial Intelligence and Web Development using Python and Flask." </text:p>
      <text:p text:style-name="Standard"/>
      <text:p text:style-name="Standard">Tradução: </text:p>
      <text:p text:style-name="Standard">"Sou Engenheiro da Computação com Pós-Graduação em Desenvolvimento de Software, focando em DevOps. Atualmente, trabalho na infraestrutura de TI da Câmara dos Deputados, prestando serviços pela Digisystem. Minha principal responsabilidade é trabalhar com Kubernetes, onde aplico meus conhecimentos em automação e ambientes em nuvem. Também tenho experiência com linguagens de programação como C# e C++ e plataformas embarcadas como Arduino e Raspberry Pi. Recentemente, tenho focado em Inteligência Artificial e Desenvolvimento Web usando Python e Flask." </text:p>
      <text:p text:style-name="Standard">2. Why are you interested in this position? <text:s/></text:p>
      <text:p text:style-name="Standard"/>
      <text:p text:style-name="Standard">Pergunta: <text:s/>Por que você está interessado nesta posição? </text:p>
      <text:p text:style-name="Standard"/>
      <text:p text:style-name="Standard">Resposta: </text:p>
      <text:p text:style-name="Standard">"I am passionate about technology and enjoy solving complex problems. This position aligns with my skills in Python and Flask, and I am excited to contribute to innovative projects. I also want to grow my expertise in web development and learn from experienced professionals." </text:p>
      <text:p text:style-name="Standard"/>
      <text:p text:style-name="Standard">Tradução: </text:p>
      <text:p text:style-name="Standard"><text:soft-page-break/>"Sou apaixonado por tecnologia e gosto de resolver problemas complexos. Esta posição está alinhada com minhas habilidades em Python e Flask, e estou animado para contribuir com projetos inovadores. Também quero aprimorar minha experiência em desenvolvimento web e aprender com profissionais experientes." </text:p>
      <text:p text:style-name="Standard">3. What experience do you have with Flask? <text:s/></text:p>
      <text:p text:style-name="Standard"/>
      <text:p text:style-name="Standard">Pergunta: <text:s/>Quais são suas experiências com Flask? </text:p>
      <text:p text:style-name="Standard"/>
      <text:p text:style-name="Standard">Resposta: </text:p>
      <text:p text:style-name="Standard">"I have practical experience building web applications with Flask. I have integrated Flask with tools like Nginx and GitHub to create scalable solutions. For example, I developed a REST API using Flask that handled user authentication and data processing efficiently." </text:p>
      <text:p text:style-name="Standard"/>
      <text:p text:style-name="Standard">Tradução: </text:p>
      <text:p text:style-name="Standard">"Tenho experiência prática construindo aplicações web com Flask. Integrei Flask com ferramentas como Nginx e GitHub para criar soluções escaláveis. Por exemplo, desenvolvi uma API REST usando Flask que lidava com autenticação de usuários e processamento de dados de forma eficiente." </text:p>
      <text:p text:style-name="Standard">4. How do you handle challenges or difficult tasks? <text:s/></text:p>
      <text:p text:style-name="Standard"/>
      <text:p text:style-name="Standard">Pergunta: <text:s/>Como você lida com desafios ou tarefas difíceis? </text:p>
      <text:p text:style-name="Standard"/>
      <text:p text:style-name="Standard">Resposta: </text:p>
      <text:p text:style-name="Standard">"When I face a challenge, I break it into smaller parts and research each part individually. I also use online resources like documentation and forums to find solutions. If needed, I ask for help from colleagues or mentors." </text:p>
      <text:p text:style-name="Standard"/>
      <text:p text:style-name="Standard">Tradução: </text:p>
      <text:p text:style-name="Standard">"Quando enfrento um desafio, divido-o em partes menores e pesquiso cada parte individualmente. Também uso recursos online, como documentação e fóruns, para encontrar soluções. Se necessário, peço ajuda a colegas ou mentores." </text:p>
      <text:p text:style-name="Standard">5. Can you explain your experience with Kubernetes? <text:s/></text:p>
      <text:p text:style-name="Standard"/>
      <text:p text:style-name="Standard">Pergunta: <text:s/>Você pode explicar sua experiência com Kubernetes? </text:p>
      <text:p text:style-name="Standard"/>
      <text:p text:style-name="Standard">Resposta: </text:p>
      <text:p text:style-name="Standard">"I have hands-on experience with Kubernetes, managing clusters and automating deployments. I have worked on creating scalable and resilient cloud environments using Kubernetes. For example, I automated the deployment of microservices to improve efficiency." </text:p>
      <text:p text:style-name="Standard"/>
      <text:p text:style-name="Standard">Tradução: </text:p>
      <text:p text:style-name="Standard">"Tenho experiência prática com Kubernetes, gerenciando clusters e automatizando implantações. Trabalhei na criação de ambientes em nuvem escaláveis e resilientes usando Kubernetes. Por exemplo, automatizei a implantação de microsserviços para melhorar a eficiência." </text:p>
      <text:p text:style-name="Standard">6. What is your experience with version control systems like Git? <text:s/></text:p>
      <text:p text:style-name="Standard"/>
      <text:p text:style-name="Standard">Pergunta: <text:s/>Qual é sua experiência com sistemas de controle de versão como Git? </text:p>
      <text:p text:style-name="Standard"/>
      <text:p text:style-name="Standard">Resposta: </text:p>
      <text:p text:style-name="Standard">"I regularly use Git for version control in my projects. I am familiar with creating branches, committing changes, and resolving merge conflicts. I also use GitHub to collaborate with teams and manage repositories." </text:p>
      <text:p text:style-name="Standard"><text:soft-page-break/></text:p>
      <text:p text:style-name="Standard">Tradução: </text:p>
      <text:p text:style-name="Standard">"Uso Git regularmente para controle de versão em meus projetos. Estou familiarizado com a criação de branches, commit de alterações e resolução de conflitos de merge. Também uso GitHub para colaborar com equipes e gerenciar repositórios." </text:p>
      <text:p text:style-name="Standard">7. How do you stay updated with new technologies? <text:s/></text:p>
      <text:p text:style-name="Standard"/>
      <text:p text:style-name="Standard">Pergunta: <text:s/>Como você se mantém atualizado com novas tecnologias? </text:p>
      <text:p text:style-name="Standard"/>
      <text:p text:style-name="Standard">Resposta: </text:p>
      <text:p text:style-name="Standard">"I take online courses on platforms like Udemy and Alura to learn new skills. I also read blogs, watch tutorials, and participate in tech communities to stay informed about the latest trends." </text:p>
      <text:p text:style-name="Standard"/>
      <text:p text:style-name="Standard">Tradução: </text:p>
      <text:p text:style-name="Standard">"Faço cursos online em plataformas como Udemy e Alura para aprender novas habilidades. Também leio blogs, assisto tutoriais e participo de comunidades tecnológicas para me manter informado sobre as últimas tendências." </text:p>
      <text:p text:style-name="Standard">8. Describe a project you are proud of. <text:s/></text:p>
      <text:p text:style-name="Standard"/>
      <text:p text:style-name="Standard">Pergunta: <text:s/>Descreva um projeto do qual você se orgulha. </text:p>
      <text:p text:style-name="Standard"/>
      <text:p text:style-name="Standard">Resposta: </text:p>
      <text:p text:style-name="Standard">"One project I am proud of is a REST API I built using Flask. It handled user authentication and processed data efficiently. I integrated it with Nginx for better performance and used GitHub for version control. The project was successful and improved our team's workflow." </text:p>
      <text:p text:style-name="Standard"/>
      <text:p text:style-name="Standard">Tradução: </text:p>
      <text:p text:style-name="Standard">"Um projeto do qual me orgulho é uma API REST que desenvolvi usando Flask. Ela lidava com autenticação de usuários e processava dados de forma eficiente. Integrei-a ao Nginx para melhorar o desempenho e usei GitHub para controle de versão. O projeto foi bem-sucedido e melhorou o fluxo de trabalho da nossa equipe." </text:p>
      <text:p text:style-name="Standard">9. What are your strengths? <text:s/></text:p>
      <text:p text:style-name="Standard"/>
      <text:p text:style-name="Standard">Pergunta: <text:s/>Quais são seus pontos fortes? </text:p>
      <text:p text:style-name="Standard"/>
      <text:p text:style-name="Standard">Resposta: </text:p>
      <text:p text:style-name="Standard">"My strengths include problem-solving, attention to detail, and a strong passion for learning new technologies. I am also a good team player and enjoy collaborating with others to achieve common goals." </text:p>
      <text:p text:style-name="Standard"/>
      <text:p text:style-name="Standard">Tradução: </text:p>
      <text:p text:style-name="Standard">"Meus pontos fortes incluem resolução de problemas, atenção aos detalhes e uma forte paixão por aprender novas tecnologias. Também sou um bom jogador de equipe e gosto de colaborar com outros para alcançar objetivos comuns." </text:p>
      <text:p text:style-name="Standard">10. Where do you see yourself in 5 years? <text:s/></text:p>
      <text:p text:style-name="Standard"/>
      <text:p text:style-name="Standard">Pergunta: <text:s/>Onde você se vê em 5 anos? </text:p>
      <text:p text:style-name="Standard"/>
      <text:p text:style-name="Standard">Resposta: </text:p>
      <text:p text:style-name="Standard">"In 5 years, I see myself as an expert in web development and DevOps. I want to lead projects, mentor junior developers, and continue learning to stay at the forefront of technology." </text:p>
      <text:p text:style-name="Standard"/>
      <text:p text:style-name="Standard"><text:soft-page-break/>Tradução: </text:p>
      <text:p text:style-name="Standard">"Em 5 anos, me vejo como um especialista em desenvolvimento web e DevOps. Quero liderar projetos, orientar desenvolvedores juniores e continuar aprendendo para estar na vanguarda da tecnologia." </text:p>
      <text:p text:style-name="Standard"/>
      <text:p text:style-name="Standard">Essas são algumas das perguntas mais comuns que você pode enfrentar em uma entrevista para uma vaga de Dev Python/Flask. Pratique essas respostas e ajuste-as conforme necessário para refletir melhor sua experiência pessoal. Boa sorte na entrevista! 😊 </text:p>
      <text:p text:style-name="Standard"/>
      <text:p text:style-name="Standard"/>
      <text:p text:style-name="Standard"/>
      <text:p text:style-name="Standard">------</text:p>
      <text:p text:style-name="P1">2º <text:s/>texto </text:p>
      <text:p text:style-name="P1"/>
      <text:p text:style-name="P1">Hello! My name is [Your Name], and I am a Computer Engineer with a Postgraduate Degree in Software Development, specializing in DevOps. Currently, I work in the IT infrastructure of the Chamber of Deputies, providing exclusive services through the company Digisystem. My main responsibility involves working with Kubernetes (K8s), where I apply my knowledge in automation, orchestration, and cloud environment management. <text:s/></text:p>
      <text:p text:style-name="P1"/>
      <text:p text:style-name="P1">In addition, I have solid experience in programming languages such as C# and C++, as well as embedded platforms like Arduino, Raspberry Pi, and ESP32. I am constantly investing in my technical education, especially in DevOps and Kubernetes, through courses on renowned platforms like Alura. <text:s/></text:p>
      <text:p text:style-name="P1"/>
      <text:p text:style-name="P1">In recent years, I have focused on Artificial Intelligence and Web Development, using Python as my primary language. I have practical experience with the Flask micro-framework and have integrated it with tools like Nginx and GitHub to create scalable and efficient solutions. To further enhance my skills, I have taken several courses on Udemy and Alura, covering everything from fundamentals to advanced practices. <text:s/></text:p>
      <text:p text:style-name="P1"/>
      <text:p text:style-name="P1">I am excited to contribute to challenging and innovative projects, aligning my passion for technology with the needs of the team and the organization. <text:s/></text:p>
      <text:p text:style-name="P1">Perguntas Comuns em Entrevistas para Dev Python/Flask <text:s/></text:p>
      <text:p text:style-name="P1"/>
      <text:p text:style-name="P1">Aqui estão algumas perguntas que eles podem fazer, juntamente com sugestões de respostas: </text:p>
      <text:p text:style-name="P1">1. Tell me about your experience with Python and Flask. <text:s/></text:p>
      <text:p text:style-name="P1"/>
      <text:p text:style-name="P1">Resposta: </text:p>
      <text:p text:style-name="P1">"I have been working with Python for several years, and Flask is one of my favorite frameworks for building web applications. I have used Flask to create RESTful APIs and integrate them with databases like PostgreSQL and MongoDB. Additionally, I have experience deploying Flask applications using Nginx and Gunicorn, ensuring they are scalable and efficient." </text:p>
      <text:p text:style-name="P1">2. How do you handle errors and exceptions in Flask? <text:s/></text:p>
      <text:p text:style-name="P1"/>
      <text:p text:style-name="P1">Resposta: </text:p>
      <text:p text:style-name="P1">"In Flask, I use error handlers to manage exceptions effectively. For example, I implement custom error pages for HTTP status codes like 404 (Not Found) and 500 (Internal Server Error). I also log errors using libraries like logging to ensure that any issues can be debugged later. This approach helps maintain a smooth user experience even when something goes wrong." </text:p>
      <text:p text:style-name="P1">3. Can you explain how you would deploy a Flask application? <text:s/></text:p>
      <text:p text:style-name="P1"/>
      <text:p text:style-name="P1"><text:soft-page-break/>Resposta: </text:p>
      <text:p text:style-name="P1">"To deploy a Flask application, I typically use a combination of Nginx and Gunicorn. First, I configure Gunicorn as the WSGI server to handle requests efficiently. Then, I set up Nginx as a reverse proxy to serve static files and manage incoming traffic. Finally, I containerize the application using Docker and deploy it to a cloud platform like AWS or Azure for scalability and reliability." </text:p>
      <text:p text:style-name="P1">4. Have you worked with databases in Flask? If so, which ones? <text:s/></text:p>
      <text:p text:style-name="P1"/>
      <text:p text:style-name="P1">Resposta: </text:p>
      <text:p text:style-name="P1">"Yes, I have experience working with both SQL and NoSQL databases in Flask. For relational databases, I often use SQLAlchemy as an ORM to interact with PostgreSQL or MySQL. For NoSQL databases, I have worked with MongoDB using libraries like PyMongo. These tools allow me to build flexible and efficient data models for my applications." </text:p>
      <text:p text:style-name="P1">5. How do you ensure the security of a Flask application? <text:s/></text:p>
      <text:p text:style-name="P1"/>
      <text:p text:style-name="P1">Resposta: </text:p>
      <text:p text:style-name="P1">"Security is a top priority in my development process. I follow best practices such as validating and sanitizing user inputs to prevent SQL injection and XSS attacks. I also use Flask extensions like Flask-Security and Flask-Talisman to add features like authentication, CSRF protection, and HTTPS enforcement. Additionally, I regularly update dependencies to patch any known vulnerabilities." </text:p>
      <text:p text:style-name="P1">6. What version control systems are you familiar with? <text:s/></text:p>
      <text:p text:style-name="P1"/>
      <text:p text:style-name="P1">Resposta: </text:p>
      <text:p text:style-name="P1">"I am very familiar with Git and GitHub. I use Git for version control in all my projects, managing branches, commits, and pull requests effectively. I also collaborate with teams using GitHub for code reviews and issue tracking. This ensures that the development process is organized and transparent." </text:p>
      <text:p text:style-name="P1">7. How do you stay updated with the latest technologies? <text:s/></text:p>
      <text:p text:style-name="P1"/>
      <text:p text:style-name="P1">Resposta: </text:p>
      <text:p text:style-name="P1">"I stay updated by taking online courses on platforms like Udemy and Alura, reading tech blogs, and participating in communities like Stack Overflow and GitHub. I also experiment with new tools and frameworks in personal projects to gain hands-on experience." </text:p>
      <text:p text:style-name="P1">8. Can you give an example of a challenging project you worked on and how you overcame it? <text:s/></text:p>
      <text:p text:style-name="P1"/>
      <text:p text:style-name="P1">Resposta: </text:p>
      <text:p text:style-name="P1">"One of the most challenging projects I worked on was building a scalable API for a high-traffic application. Initially, the application struggled with performance issues due to heavy database queries. To solve this, I implemented caching using Redis and optimized the database queries. I also used Kubernetes to manage the deployment and scaling of the application, which significantly improved its performanc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2:48:47.485510592</meta:creation-date>
    <dc:date>2025-02-12T13:36:38.340082500</dc:date>
    <meta:editing-duration>PT5M41S</meta:editing-duration>
    <meta:editing-cycles>2</meta:editing-cycles>
    <meta:generator>LibreOffice/24.2.7.2$Linux_X86_64 LibreOffice_project/420$Build-2</meta:generator>
    <meta:document-statistic meta:table-count="0" meta:image-count="0" meta:object-count="0" meta:page-count="5" meta:paragraph-count="97" meta:word-count="1976" meta:character-count="13117" meta:non-whitespace-character-count="11082"/>
  </office:meta>
</office:document-meta>
</file>